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5.49mm"/>
    </style:style>
    <style:style style:name="co3" style:family="table-column">
      <style:table-column-properties fo:break-before="auto" style:column-width="11.52mm"/>
    </style:style>
    <style:style style:name="co4" style:family="table-column">
      <style:table-column-properties fo:break-before="auto" style:column-width="9.67mm"/>
    </style:style>
    <style:style style:name="co5" style:family="table-column">
      <style:table-column-properties fo:break-before="auto" style:column-width="10.72mm"/>
    </style:style>
    <style:style style:name="co6" style:family="table-column">
      <style:table-column-properties fo:break-before="auto" style:column-width="16.69mm"/>
    </style:style>
    <style:style style:name="co7" style:family="table-column">
      <style:table-column-properties fo:break-before="auto" style:column-width="11.78mm"/>
    </style:style>
    <style:style style:name="co8" style:family="table-column">
      <style:table-column-properties fo:break-before="auto" style:column-width="11.2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AIDA" table:style-name="ta1">
        <table:table-source xlink:type="simple" xlink:href="../Resultados/SAIDA.TXT" table:table-name="SAIDA" table:filter-name="Text - txt - csv (StarCalc)" table:filter-options="9/59/44/32/MRG,34,76,1,,0,false,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office:value-type="string" calcext:value-type="string">
            <text:p>TEMPO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dnL</text:p>
          </table:table-cell>
          <table:table-cell office:value-type="string" calcext:value-type="string">
            <text:p>dnI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float" office:value="1.025" calcext:value-type="float">
            <text:p>1.025</text:p>
          </table:table-cell>
          <table:table-cell office:value-type="float" office:value="0.475" calcext:value-type="float">
            <text:p>0.475</text:p>
          </table:table-cell>
          <table:table-cell office:value-type="float" office:value="0.25" calcext:value-type="float">
            <text:p>0.25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office:value-type="float" office:value="1.05" calcext:value-type="float">
            <text:p>1.05</text:p>
          </table:table-cell>
          <table:table-cell office:value-type="float" office:value="0.45" calcext:value-type="float">
            <text:p>0.45</text:p>
          </table:table-cell>
          <table:table-cell office:value-type="float" office:value="0.25" calcext:value-type="float">
            <text:p>0.25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/>
          <table:table-cell office:value-type="float" office:value="0.3" calcext:value-type="float">
            <text:p>0.3</text:p>
          </table:table-cell>
          <table:table-cell office:value-type="float" office:value="1.075" calcext:value-type="float">
            <text:p>1.075</text:p>
          </table:table-cell>
          <table:table-cell office:value-type="float" office:value="0.425" calcext:value-type="float">
            <text:p>0.425</text:p>
          </table:table-cell>
          <table:table-cell office:value-type="float" office:value="0.25" calcext:value-type="float">
            <text:p>0.25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/>
          <table:table-cell office:value-type="float" office:value="0.4" calcext:value-type="float">
            <text:p>0.4</text:p>
          </table:table-cell>
          <table:table-cell office:value-type="float" office:value="1.1" calcext:value-type="float">
            <text:p>1.1</text:p>
          </table:table-cell>
          <table:table-cell office:value-type="float" office:value="0.4" calcext:value-type="float">
            <text:p>0.4</text:p>
          </table:table-cell>
          <table:table-cell office:value-type="float" office:value="0.25" calcext:value-type="float">
            <text:p>0.25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float" office:value="1.125" calcext:value-type="float">
            <text:p>1.125</text:p>
          </table:table-cell>
          <table:table-cell office:value-type="float" office:value="0.375" calcext:value-type="float">
            <text:p>0.375</text:p>
          </table:table-cell>
          <table:table-cell office:value-type="float" office:value="0.25" calcext:value-type="float">
            <text:p>0.25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/>
          <table:table-cell office:value-type="float" office:value="0.6" calcext:value-type="float">
            <text:p>0.6</text:p>
          </table:table-cell>
          <table:table-cell office:value-type="float" office:value="1.15" calcext:value-type="float">
            <text:p>1.15</text:p>
          </table:table-cell>
          <table:table-cell office:value-type="float" office:value="0.35" calcext:value-type="float">
            <text:p>0.35</text:p>
          </table:table-cell>
          <table:table-cell office:value-type="float" office:value="0.25" calcext:value-type="float">
            <text:p>0.25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/>
          <table:table-cell office:value-type="float" office:value="0.7" calcext:value-type="float">
            <text:p>0.7</text:p>
          </table:table-cell>
          <table:table-cell office:value-type="float" office:value="1.175" calcext:value-type="float">
            <text:p>1.175</text:p>
          </table:table-cell>
          <table:table-cell office:value-type="float" office:value="0.325" calcext:value-type="float">
            <text:p>0.325</text:p>
          </table:table-cell>
          <table:table-cell office:value-type="float" office:value="0.25" calcext:value-type="float">
            <text:p>0.25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 office:value-type="float" office:value="1.2" calcext:value-type="float">
            <text:p>1.2</text:p>
          </table:table-cell>
          <table:table-cell office:value-type="float" office:value="0.3" calcext:value-type="float">
            <text:p>0.3</text:p>
          </table:table-cell>
          <table:table-cell office:value-type="float" office:value="0.25" calcext:value-type="float">
            <text:p>0.25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/>
          <table:table-cell office:value-type="float" office:value="0.9" calcext:value-type="float">
            <text:p>0.9</text:p>
          </table:table-cell>
          <table:table-cell office:value-type="float" office:value="1.225" calcext:value-type="float">
            <text:p>1.225</text:p>
          </table:table-cell>
          <table:table-cell office:value-type="float" office:value="0.275" calcext:value-type="float">
            <text:p>0.275</text:p>
          </table:table-cell>
          <table:table-cell office:value-type="float" office:value="0.25" calcext:value-type="float">
            <text:p>0.25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/>
          <table:table-cell office:value-type="float" office:value="1.1" calcext:value-type="float">
            <text:p>1.1</text:p>
          </table:table-cell>
          <table:table-cell office:value-type="float" office:value="1.275" calcext:value-type="float">
            <text:p>1.275</text:p>
          </table:table-cell>
          <table:table-cell office:value-type="float" office:value="0.225" calcext:value-type="float">
            <text:p>0.225</text:p>
          </table:table-cell>
          <table:table-cell office:value-type="float" office:value="0.25" calcext:value-type="float">
            <text:p>0.25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/>
          <table:table-cell office:value-type="float" office:value="1.2" calcext:value-type="float">
            <text:p>1.2</text:p>
          </table:table-cell>
          <table:table-cell office:value-type="float" office:value="1.3" calcext:value-type="float">
            <text:p>1.3</text:p>
          </table:table-cell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/>
          <table:table-cell office:value-type="float" office:value="1.3" calcext:value-type="float">
            <text:p>1.3</text:p>
          </table:table-cell>
          <table:table-cell office:value-type="float" office:value="1.325" calcext:value-type="float">
            <text:p>1.325</text:p>
          </table:table-cell>
          <table:table-cell office:value-type="float" office:value="0.175" calcext:value-type="float">
            <text:p>0.175</text:p>
          </table:table-cell>
          <table:table-cell office:value-type="float" office:value="0.25" calcext:value-type="float">
            <text:p>0.25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/>
          <table:table-cell office:value-type="float" office:value="1.4" calcext:value-type="float">
            <text:p>1.4</text:p>
          </table:table-cell>
          <table:table-cell office:value-type="float" office:value="1.35" calcext:value-type="float">
            <text:p>1.35</text:p>
          </table:table-cell>
          <table:table-cell office:value-type="float" office:value="0.15" calcext:value-type="float">
            <text:p>0.15</text:p>
          </table:table-cell>
          <table:table-cell office:value-type="float" office:value="0.25" calcext:value-type="float">
            <text:p>0.25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/>
          <table:table-cell office:value-type="float" office:value="1.5" calcext:value-type="float">
            <text:p>1.5</text:p>
          </table:table-cell>
          <table:table-cell office:value-type="float" office:value="1.375" calcext:value-type="float">
            <text:p>1.375</text:p>
          </table:table-cell>
          <table:table-cell office:value-type="float" office:value="0.125" calcext:value-type="float">
            <text:p>0.125</text:p>
          </table:table-cell>
          <table:table-cell office:value-type="float" office:value="0.25" calcext:value-type="float">
            <text:p>0.25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/>
          <table:table-cell office:value-type="float" office:value="1.6" calcext:value-type="float">
            <text:p>1.6</text:p>
          </table:table-cell>
          <table:table-cell office:value-type="float" office:value="1.4" calcext:value-type="float">
            <text:p>1.4</text:p>
          </table:table-cell>
          <table:table-cell office:value-type="float" office:value="0.1" calcext:value-type="float">
            <text:p>0.1</text:p>
          </table:table-cell>
          <table:table-cell office:value-type="float" office:value="0.25" calcext:value-type="float">
            <text:p>0.25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/>
          <table:table-cell office:value-type="float" office:value="1.7" calcext:value-type="float">
            <text:p>1.7</text:p>
          </table:table-cell>
          <table:table-cell office:value-type="float" office:value="1.425" calcext:value-type="float">
            <text:p>1.425</text:p>
          </table:table-cell>
          <table:table-cell office:value-type="float" office:value="0.075" calcext:value-type="float">
            <text:p>0.075</text:p>
          </table:table-cell>
          <table:table-cell office:value-type="float" office:value="0.25" calcext:value-type="float">
            <text:p>0.25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/>
          <table:table-cell office:value-type="float" office:value="1.8" calcext:value-type="float">
            <text:p>1.8</text:p>
          </table:table-cell>
          <table:table-cell office:value-type="float" office:value="1.45" calcext:value-type="float">
            <text:p>1.45</text:p>
          </table:table-cell>
          <table:table-cell office:value-type="float" office:value="0.05" calcext:value-type="float">
            <text:p>0.05</text:p>
          </table:table-cell>
          <table:table-cell office:value-type="float" office:value="0.25" calcext:value-type="float">
            <text:p>0.25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/>
          <table:table-cell office:value-type="float" office:value="1.9" calcext:value-type="float">
            <text:p>1.9</text:p>
          </table:table-cell>
          <table:table-cell office:value-type="float" office:value="1.475" calcext:value-type="float">
            <text:p>1.475</text:p>
          </table:table-cell>
          <table:table-cell office:value-type="float" office:value="0.025" calcext:value-type="float">
            <text:p>0.025</text:p>
          </table:table-cell>
          <table:table-cell office:value-type="float" office:value="0.25" calcext:value-type="float">
            <text:p>0.25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/>
          <table:table-cell office:value-type="float" office:value="2.1" calcext:value-type="float">
            <text:p>2.1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2.2" calcext:value-type="float">
            <text:p>2.2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2.3" calcext:value-type="float">
            <text:p>2.3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2.4" calcext:value-type="float">
            <text:p>2.4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2.5" calcext:value-type="float">
            <text:p>2.5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2.6" calcext:value-type="float">
            <text:p>2.6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2.7" calcext:value-type="float">
            <text:p>2.7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2.8" calcext:value-type="float">
            <text:p>2.8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2.9" calcext:value-type="float">
            <text:p>2.9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3.1" calcext:value-type="float">
            <text:p>3.1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3.2" calcext:value-type="float">
            <text:p>3.2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3.3" calcext:value-type="float">
            <text:p>3.3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3.4" calcext:value-type="float">
            <text:p>3.4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3.5" calcext:value-type="float">
            <text:p>3.5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3.6" calcext:value-type="float">
            <text:p>3.6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3.7" calcext:value-type="float">
            <text:p>3.7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3.8" calcext:value-type="float">
            <text:p>3.8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3.9" calcext:value-type="float">
            <text:p>3.9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4.1" calcext:value-type="float">
            <text:p>4.1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4.2" calcext:value-type="float">
            <text:p>4.2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4.3" calcext:value-type="float">
            <text:p>4.3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4.4" calcext:value-type="float">
            <text:p>4.4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4.5" calcext:value-type="float">
            <text:p>4.5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4.6" calcext:value-type="float">
            <text:p>4.6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4.7" calcext:value-type="float">
            <text:p>4.7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4.8" calcext:value-type="float">
            <text:p>4.8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4.9" calcext:value-type="float">
            <text:p>4.9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5.1" calcext:value-type="float">
            <text:p>5.1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5.2" calcext:value-type="float">
            <text:p>5.2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5.3" calcext:value-type="float">
            <text:p>5.3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5.4" calcext:value-type="float">
            <text:p>5.4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5.5" calcext:value-type="float">
            <text:p>5.5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5.6" calcext:value-type="float">
            <text:p>5.6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5.7" calcext:value-type="float">
            <text:p>5.7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5.8" calcext:value-type="float">
            <text:p>5.8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5.9" calcext:value-type="float">
            <text:p>5.9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6.1" calcext:value-type="float">
            <text:p>6.1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6.2" calcext:value-type="float">
            <text:p>6.2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6.3" calcext:value-type="float">
            <text:p>6.3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6.4" calcext:value-type="float">
            <text:p>6.4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6.5" calcext:value-type="float">
            <text:p>6.5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6.6" calcext:value-type="float">
            <text:p>6.6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6.7" calcext:value-type="float">
            <text:p>6.7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6.8" calcext:value-type="float">
            <text:p>6.8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6.9" calcext:value-type="float">
            <text:p>6.9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7.1" calcext:value-type="float">
            <text:p>7.1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7.2" calcext:value-type="float">
            <text:p>7.2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7.3" calcext:value-type="float">
            <text:p>7.3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7.4" calcext:value-type="float">
            <text:p>7.4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7.5" calcext:value-type="float">
            <text:p>7.5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7.6" calcext:value-type="float">
            <text:p>7.6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7.7" calcext:value-type="float">
            <text:p>7.7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7.8" calcext:value-type="float">
            <text:p>7.8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7.9" calcext:value-type="float">
            <text:p>7.9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8.1" calcext:value-type="float">
            <text:p>8.1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8.2" calcext:value-type="float">
            <text:p>8.2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8.3" calcext:value-type="float">
            <text:p>8.3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8.4" calcext:value-type="float">
            <text:p>8.4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8.5" calcext:value-type="float">
            <text:p>8.5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8.6" calcext:value-type="float">
            <text:p>8.6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8.7" calcext:value-type="float">
            <text:p>8.7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8.8" calcext:value-type="float">
            <text:p>8.8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8.9" calcext:value-type="float">
            <text:p>8.9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9.1" calcext:value-type="float">
            <text:p>9.1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9.2" calcext:value-type="float">
            <text:p>9.2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9.3" calcext:value-type="float">
            <text:p>9.3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9.4" calcext:value-type="float">
            <text:p>9.4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9.5" calcext:value-type="float">
            <text:p>9.5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9.6" calcext:value-type="float">
            <text:p>9.6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9.7" calcext:value-type="float">
            <text:p>9.7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9.8" calcext:value-type="float">
            <text:p>9.8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9.9" calcext:value-type="float">
            <text:p>9.9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10.1" calcext:value-type="float">
            <text:p>10.1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10.2" calcext:value-type="float">
            <text:p>10.2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10.3" calcext:value-type="float">
            <text:p>10.3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10.4" calcext:value-type="float">
            <text:p>10.4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10.5" calcext:value-type="float">
            <text:p>10.5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10.6" calcext:value-type="float">
            <text:p>10.6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10.7" calcext:value-type="float">
            <text:p>10.7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10.8" calcext:value-type="float">
            <text:p>10.8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10.9" calcext:value-type="float">
            <text:p>10.9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11.1" calcext:value-type="float">
            <text:p>11.1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11.2" calcext:value-type="float">
            <text:p>11.2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11.3" calcext:value-type="float">
            <text:p>11.3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11.4" calcext:value-type="float">
            <text:p>11.4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11.5" calcext:value-type="float">
            <text:p>11.5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11.6" calcext:value-type="float">
            <text:p>11.6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11.7" calcext:value-type="float">
            <text:p>11.7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11.8" calcext:value-type="float">
            <text:p>11.8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11.9" calcext:value-type="float">
            <text:p>11.9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12.1" calcext:value-type="float">
            <text:p>12.1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12.2" calcext:value-type="float">
            <text:p>12.2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12.3" calcext:value-type="float">
            <text:p>12.3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12.4" calcext:value-type="float">
            <text:p>12.4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12.5" calcext:value-type="float">
            <text:p>12.5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12.6" calcext:value-type="float">
            <text:p>12.6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12.7" calcext:value-type="float">
            <text:p>12.7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12.8" calcext:value-type="float">
            <text:p>12.8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12.9" calcext:value-type="float">
            <text:p>12.9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13.1" calcext:value-type="float">
            <text:p>13.1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13.2" calcext:value-type="float">
            <text:p>13.2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13.3" calcext:value-type="float">
            <text:p>13.3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13.4" calcext:value-type="float">
            <text:p>13.4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13.5" calcext:value-type="float">
            <text:p>13.5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13.6" calcext:value-type="float">
            <text:p>13.6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13.7" calcext:value-type="float">
            <text:p>13.7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13.8" calcext:value-type="float">
            <text:p>13.8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13.9" calcext:value-type="float">
            <text:p>13.9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14.1" calcext:value-type="float">
            <text:p>14.1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14.2" calcext:value-type="float">
            <text:p>14.2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14.3" calcext:value-type="float">
            <text:p>14.3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14.4" calcext:value-type="float">
            <text:p>14.4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14.5" calcext:value-type="float">
            <text:p>14.5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14.6" calcext:value-type="float">
            <text:p>14.6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14.7" calcext:value-type="float">
            <text:p>14.7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14.8" calcext:value-type="float">
            <text:p>14.8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14.9" calcext:value-type="float">
            <text:p>14.9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15.1" calcext:value-type="float">
            <text:p>15.1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15.2" calcext:value-type="float">
            <text:p>15.2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15.3" calcext:value-type="float">
            <text:p>15.3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15.4" calcext:value-type="float">
            <text:p>15.4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15.5" calcext:value-type="float">
            <text:p>15.5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15.6" calcext:value-type="float">
            <text:p>15.6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15.7" calcext:value-type="float">
            <text:p>15.7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15.8" calcext:value-type="float">
            <text:p>15.8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15.9" calcext:value-type="float">
            <text:p>15.9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16.1" calcext:value-type="float">
            <text:p>16.1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16.2" calcext:value-type="float">
            <text:p>16.2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16.3" calcext:value-type="float">
            <text:p>16.3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16.4" calcext:value-type="float">
            <text:p>16.4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16.5" calcext:value-type="float">
            <text:p>16.5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16.6" calcext:value-type="float">
            <text:p>16.6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16.7" calcext:value-type="float">
            <text:p>16.7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16.8" calcext:value-type="float">
            <text:p>16.8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16.9" calcext:value-type="float">
            <text:p>16.9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17.1" calcext:value-type="float">
            <text:p>17.1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17.2" calcext:value-type="float">
            <text:p>17.2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17.3" calcext:value-type="float">
            <text:p>17.3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17.4" calcext:value-type="float">
            <text:p>17.4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17.5" calcext:value-type="float">
            <text:p>17.5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17.6" calcext:value-type="float">
            <text:p>17.6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17.7" calcext:value-type="float">
            <text:p>17.7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17.8" calcext:value-type="float">
            <text:p>17.8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17.9" calcext:value-type="float">
            <text:p>17.9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18.1" calcext:value-type="float">
            <text:p>18.1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18.2" calcext:value-type="float">
            <text:p>18.2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18.3" calcext:value-type="float">
            <text:p>18.3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18.4" calcext:value-type="float">
            <text:p>18.4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18.5" calcext:value-type="float">
            <text:p>18.5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18.6" calcext:value-type="float">
            <text:p>18.6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18.7" calcext:value-type="float">
            <text:p>18.7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18.8" calcext:value-type="float">
            <text:p>18.8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18.9" calcext:value-type="float">
            <text:p>18.9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19.1" calcext:value-type="float">
            <text:p>19.1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19.2" calcext:value-type="float">
            <text:p>19.2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19.3" calcext:value-type="float">
            <text:p>19.3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19.4" calcext:value-type="float">
            <text:p>19.4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19.5" calcext:value-type="float">
            <text:p>19.5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19.6" calcext:value-type="float">
            <text:p>19.6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19.7" calcext:value-type="float">
            <text:p>19.7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19.8" calcext:value-type="float">
            <text:p>19.8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19.9" calcext:value-type="float">
            <text:p>19.9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-0" calcext:value-type="float">
            <text:p>0</text:p>
          </table:table-cell>
        </table:table-row>
      </table:table>
      <table:table table:name="PLOT" table:style-name="ta1">
        <table:shapes>
          <draw:frame draw:z-index="0" draw:style-name="gr1" draw:text-style-name="P1" svg:width="159.99mm" svg:height="89.99mm" svg:x="1.08mm" svg:y="5.78mm">
            <loext:p draw:notify-on-update-of-ranges="SAIDA.B2:SAIDA.B201 SAIDA.C1:SAIDA.C1 SAIDA.C2:SAIDA.C201 SAIDA.B2:SAIDA.B201 SAIDA.D1:SAIDA.D1 SAIDA.D2:SAIDA.D2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# EDIT &gt; LINKS &gt; UPDATE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5">00/00/0000</text:date>, <text:time style:data-style-name="N2" text:time-value="14:02:09.0203690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05T14:02:14.438889014</dc:date>
    <meta:generator>LibreOffice/5.4.1.2$Linux_X86_64 LibreOffice_project/ea7cb86e6eeb2bf3a5af73a8f7777ac570321527</meta:generator>
    <meta:editing-duration>PT5M29S</meta:editing-duration>
    <meta:editing-cycles>4</meta:editing-cycles>
    <meta:document-statistic meta:table-count="2" meta:cell-count="100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286cm" svg:y="4.005cm" style:legend-expansion="high" chart:style-name="ch2"/>
        <chart:plot-area chart:style-name="ch3" table:cell-range-address="SAIDA.B2:SAIDA.D201 SAIDA.C1:SAIDA.D1" chart:data-source-has-labels="row" svg:x="0.32cm" svg:y="0.18cm" svg:width="13.646cm" svg:height="8.64cm">
          <chartooo:coordinate-region svg:x="1.047cm" svg:y="0.353cm" svg:width="12.732cm" svg:height="7.87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AIDA.C2:SAIDA.C201" chart:label-cell-address="SAIDA.C1:SAIDA.C1" chart:class="chart:scatter">
            <chart:domain table:cell-range-address="SAIDA.B2:SAIDA.B201"/>
            <chart:data-point chart:repeated="200"/>
          </chart:series>
          <chart:series chart:style-name="ch7" chart:values-cell-range-address="SAIDA.D2:SAIDA.D201" chart:label-cell-address="SAIDA.D1:SAIDA.D1" chart:class="chart:scatter">
            <chart:data-point chart:repeated="2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nL</text:p>
                <draw:g>
                  <svg:desc>SAIDA.C1:SAIDA.C1</svg:desc>
                </draw:g>
              </table:table-cell>
              <table:table-cell office:value-type="string">
                <text:p>nI</text:p>
                <draw:g>
                  <svg:desc>SAIDA.D1:SAIDA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AIDA.B2:SAIDA.B201</svg:desc>
                </draw:g>
              </table:table-cell>
              <table:table-cell office:value-type="float" office:value="1">
                <text:p>1</text:p>
                <draw:g>
                  <svg:desc>SAIDA.C2:SAIDA.C201</svg:desc>
                </draw:g>
              </table:table-cell>
              <table:table-cell office:value-type="float" office:value="0.5">
                <text:p>0.5</text:p>
                <draw:g>
                  <svg:desc>SAIDA.D2:SAIDA.D2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1.025">
                <text:p>1.025</text:p>
              </table:table-cell>
              <table:table-cell office:value-type="float" office:value="0.475">
                <text:p>0.4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1.05">
                <text:p>1.05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1.075">
                <text:p>1.075</text:p>
              </table:table-cell>
              <table:table-cell office:value-type="float" office:value="0.425">
                <text:p>0.4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1.1">
                <text:p>1.1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1.125">
                <text:p>1.125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1.15">
                <text:p>1.15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1.175">
                <text:p>1.175</text:p>
              </table:table-cell>
              <table:table-cell office:value-type="float" office:value="0.325">
                <text:p>0.3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1.2">
                <text:p>1.2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1.225">
                <text:p>1.225</text:p>
              </table:table-cell>
              <table:table-cell office:value-type="float" office:value="0.275">
                <text:p>0.2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1.25">
                <text:p>1.2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">
                <text:p>1.1</text:p>
              </table:table-cell>
              <table:table-cell office:value-type="float" office:value="1.275">
                <text:p>1.275</text:p>
              </table:table-cell>
              <table:table-cell office:value-type="float" office:value="0.225">
                <text:p>0.2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">
                <text:p>1.2</text:p>
              </table:table-cell>
              <table:table-cell office:value-type="float" office:value="1.3">
                <text:p>1.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">
                <text:p>1.3</text:p>
              </table:table-cell>
              <table:table-cell office:value-type="float" office:value="1.325">
                <text:p>1.325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4">
                <text:p>1.4</text:p>
              </table:table-cell>
              <table:table-cell office:value-type="float" office:value="1.35">
                <text:p>1.35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">
                <text:p>1.5</text:p>
              </table:table-cell>
              <table:table-cell office:value-type="float" office:value="1.375">
                <text:p>1.375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6">
                <text:p>1.6</text:p>
              </table:table-cell>
              <table:table-cell office:value-type="float" office:value="1.4">
                <text:p>1.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7">
                <text:p>1.7</text:p>
              </table:table-cell>
              <table:table-cell office:value-type="float" office:value="1.425">
                <text:p>1.425</text:p>
              </table:table-cell>
              <table:table-cell office:value-type="float" office:value="0.075">
                <text:p>0.0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8">
                <text:p>1.8</text:p>
              </table:table-cell>
              <table:table-cell office:value-type="float" office:value="1.45">
                <text:p>1.4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9">
                <text:p>1.9</text:p>
              </table:table-cell>
              <table:table-cell office:value-type="float" office:value="1.475">
                <text:p>1.475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1">
                <text:p>2.1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2">
                <text:p>2.2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3">
                <text:p>2.3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4">
                <text:p>2.4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6">
                <text:p>2.6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7">
                <text:p>2.7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8">
                <text:p>2.8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9">
                <text:p>2.9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">
                <text:p>3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2">
                <text:p>3.2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3">
                <text:p>3.3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4">
                <text:p>3.4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5">
                <text:p>3.5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6">
                <text:p>3.6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7">
                <text:p>3.7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8">
                <text:p>3.8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9">
                <text:p>3.9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1">
                <text:p>4.1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2">
                <text:p>4.2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3">
                <text:p>4.3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4">
                <text:p>4.4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5">
                <text:p>4.5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6">
                <text:p>4.6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7">
                <text:p>4.7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8">
                <text:p>4.8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9">
                <text:p>4.9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">
                <text:p>5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.1">
                <text:p>5.1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.2">
                <text:p>5.2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.3">
                <text:p>5.3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.4">
                <text:p>5.4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.6">
                <text:p>5.6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.7">
                <text:p>5.7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.8">
                <text:p>5.8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.9">
                <text:p>5.9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">
                <text:p>6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.1">
                <text:p>6.1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.2">
                <text:p>6.2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.3">
                <text:p>6.3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.4">
                <text:p>6.4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.5">
                <text:p>6.5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.6">
                <text:p>6.6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.7">
                <text:p>6.7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.8">
                <text:p>6.8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.9">
                <text:p>6.9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">
                <text:p>7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.1">
                <text:p>7.1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.2">
                <text:p>7.2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.3">
                <text:p>7.3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.4">
                <text:p>7.4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.6">
                <text:p>7.6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.7">
                <text:p>7.7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.8">
                <text:p>7.8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.9">
                <text:p>7.9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.1">
                <text:p>8.1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.2">
                <text:p>8.2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.3">
                <text:p>8.3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.4">
                <text:p>8.4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.5">
                <text:p>8.5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.6">
                <text:p>8.6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.7">
                <text:p>8.7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.8">
                <text:p>8.8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.9">
                <text:p>8.9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">
                <text:p>9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.1">
                <text:p>9.1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.2">
                <text:p>9.2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.3">
                <text:p>9.3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.4">
                <text:p>9.4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.5">
                <text:p>9.5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.6">
                <text:p>9.6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.7">
                <text:p>9.7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.8">
                <text:p>9.8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.9">
                <text:p>9.9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">
                <text:p>10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.1">
                <text:p>10.1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.2">
                <text:p>10.2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.3">
                <text:p>10.3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.4">
                <text:p>10.4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.5">
                <text:p>10.5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.6">
                <text:p>10.6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.7">
                <text:p>10.7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.8">
                <text:p>10.8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.9">
                <text:p>10.9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">
                <text:p>11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.1">
                <text:p>11.1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.2">
                <text:p>11.2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.3">
                <text:p>11.3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.4">
                <text:p>11.4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.5">
                <text:p>11.5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.6">
                <text:p>11.6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.7">
                <text:p>11.7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.8">
                <text:p>11.8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.9">
                <text:p>11.9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">
                <text:p>12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.1">
                <text:p>12.1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.2">
                <text:p>12.2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.3">
                <text:p>12.3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.4">
                <text:p>12.4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.5">
                <text:p>12.5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.6">
                <text:p>12.6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.7">
                <text:p>12.7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.8">
                <text:p>12.8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.9">
                <text:p>12.9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">
                <text:p>13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.1">
                <text:p>13.1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.2">
                <text:p>13.2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.3">
                <text:p>13.3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.4">
                <text:p>13.4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.5">
                <text:p>13.5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.6">
                <text:p>13.6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.7">
                <text:p>13.7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.8">
                <text:p>13.8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.9">
                <text:p>13.9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">
                <text:p>14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.1">
                <text:p>14.1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.2">
                <text:p>14.2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.3">
                <text:p>14.3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.4">
                <text:p>14.4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.5">
                <text:p>14.5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.6">
                <text:p>14.6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.7">
                <text:p>14.7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.8">
                <text:p>14.8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.9">
                <text:p>14.9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">
                <text:p>15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.1">
                <text:p>15.1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.2">
                <text:p>15.2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.3">
                <text:p>15.3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.4">
                <text:p>15.4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.5">
                <text:p>15.5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.6">
                <text:p>15.6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.7">
                <text:p>15.7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.8">
                <text:p>15.8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.9">
                <text:p>15.9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">
                <text:p>16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.1">
                <text:p>16.1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.2">
                <text:p>16.2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.3">
                <text:p>16.3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.4">
                <text:p>16.4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.5">
                <text:p>16.5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.6">
                <text:p>16.6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.7">
                <text:p>16.7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.8">
                <text:p>16.8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.9">
                <text:p>16.9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">
                <text:p>17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.1">
                <text:p>17.1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.2">
                <text:p>17.2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.3">
                <text:p>17.3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.4">
                <text:p>17.4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.5">
                <text:p>17.5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.6">
                <text:p>17.6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.7">
                <text:p>17.7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.8">
                <text:p>17.8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.9">
                <text:p>17.9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">
                <text:p>18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.1">
                <text:p>18.1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.2">
                <text:p>18.2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.3">
                <text:p>18.3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.4">
                <text:p>18.4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.5">
                <text:p>18.5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.6">
                <text:p>18.6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.7">
                <text:p>18.7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.8">
                <text:p>18.8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.9">
                <text:p>18.9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">
                <text:p>19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.1">
                <text:p>19.1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.2">
                <text:p>19.2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.3">
                <text:p>19.3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.4">
                <text:p>19.4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.5">
                <text:p>19.5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.6">
                <text:p>19.6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.7">
                <text:p>19.7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.8">
                <text:p>19.8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.9">
                <text:p>19.9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Linux_X86_64 LibreOffice_project/ea7cb86e6eeb2bf3a5af73a8f7777ac57032152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